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Heading_20_2">
      <style:paragraph-properties>
        <style:tab-stops>
          <style:tab-stop style:position="5.583cm"/>
        </style:tab-stops>
      </style:paragraph-properties>
    </style:style>
    <style:style style:name="P3" style:family="paragraph" style:parent-style-name="No_20_Spacing">
      <style:text-properties fo:font-size="12pt" fo:language="en" fo:country="US" style:font-size-asian="12pt"/>
    </style:style>
    <style:style style:name="P4" style:family="paragraph" style:parent-style-name="No_20_Spacing">
      <style:text-properties fo:font-size="12pt" style:font-size-asian="12pt" style:font-size-complex="12pt"/>
    </style:style>
    <style:style style:name="P5" style:family="paragraph" style:parent-style-name="No_20_Spacing">
      <style:text-properties fo:language="en" fo:country="US"/>
    </style:style>
    <style:style style:name="P6" style:family="paragraph" style:parent-style-name="List_20_Bullet" style:list-style-name="WWNum1"/>
    <style:style style:name="P7" style:family="paragraph" style:parent-style-name="List_20_Bullet" style:list-style-name="">
      <style:text-properties fo:font-size="12pt" fo:language="en" fo:country="US" style:font-size-asian="12pt"/>
    </style:style>
    <style:style style:name="P8" style:family="paragraph" style:parent-style-name="List_20_Bullet" style:list-style-name="L1">
      <style:text-properties fo:font-size="12pt" officeooo:rsid="0013f73d" officeooo:paragraph-rsid="0013f73d" style:font-size-asian="12pt" style:font-size-complex="12pt"/>
    </style:style>
    <style:style style:name="P9" style:family="paragraph" style:parent-style-name="List_20_Bullet">
      <style:text-properties fo:font-size="12pt" officeooo:rsid="0013f73d" officeooo:paragraph-rsid="0013f73d" style:font-size-asian="12pt" style:font-size-complex="12pt"/>
    </style:style>
    <style:style style:name="P10" style:family="paragraph" style:parent-style-name="List_20_Bullet" style:list-style-name="L2">
      <style:text-properties fo:font-size="12pt" officeooo:rsid="0013f73d" officeooo:paragraph-rsid="0013f73d" style:font-size-asian="12pt" style:font-size-complex="12pt"/>
    </style:style>
    <style:style style:name="P11" style:family="paragraph" style:parent-style-name="List_20_Bullet">
      <style:text-properties fo:font-size="12pt" officeooo:rsid="0015451e" officeooo:paragraph-rsid="0015451e" style:font-size-asian="12pt" style:font-size-complex="12pt"/>
    </style:style>
    <style:style style:name="P12" style:family="paragraph" style:parent-style-name="List_20_Bullet" style:list-style-name=""/>
    <style:style style:name="P13" style:family="paragraph" style:parent-style-name="List_20_Bullet" style:list-style-name="">
      <style:text-properties fo:language="en" fo:country="US"/>
    </style:style>
    <style:style style:name="P14" style:family="paragraph" style:parent-style-name="List_20_Bullet">
      <style:text-properties fo:color="#3333ff" fo:font-size="12pt" officeooo:rsid="0015451e" officeooo:paragraph-rsid="0015451e" style:font-size-asian="12pt" style:font-size-complex="12pt"/>
    </style:style>
    <style:style style:name="P15" style:family="paragraph" style:parent-style-name="List_20_Bullet">
      <style:text-properties fo:color="#3333ff" fo:font-size="12pt" officeooo:rsid="001776f2" officeooo:paragraph-rsid="001776f2" style:font-size-asian="12pt" style:font-size-complex="12pt"/>
    </style:style>
    <style:style style:name="P16" style:family="paragraph" style:parent-style-name="List_20_Bullet" style:list-style-name="L3">
      <style:text-properties fo:color="#3333ff" fo:font-size="12pt" officeooo:rsid="001776f2" officeooo:paragraph-rsid="001776f2" style:font-size-asian="12pt" style:font-size-complex="12pt"/>
    </style:style>
    <style:style style:name="P17" style:family="paragraph" style:parent-style-name="List_20_Bullet" style:list-style-name="L3">
      <style:text-properties fo:color="#3333ff" fo:font-size="12pt" officeooo:rsid="00182d7b" officeooo:paragraph-rsid="00182d7b" style:font-size-asian="12pt" style:font-size-complex="12pt"/>
    </style:style>
    <style:style style:name="P18" style:family="paragraph" style:parent-style-name="List_20_Bullet">
      <style:text-properties fo:color="#3333ff" fo:font-size="12pt" officeooo:rsid="00182d7b" officeooo:paragraph-rsid="00182d7b" style:font-size-asian="12pt" style:font-size-complex="12pt"/>
    </style:style>
    <style:style style:name="P19" style:family="paragraph" style:parent-style-name="List_20_Bullet" style:list-style-name="L4">
      <style:text-properties style:use-window-font-color="true" fo:font-size="12pt" officeooo:rsid="001776f2" officeooo:paragraph-rsid="001776f2" style:font-size-asian="12pt" style:font-size-complex="12pt"/>
    </style:style>
    <style:style style:name="P20" style:family="paragraph" style:parent-style-name="List_20_Bullet">
      <style:text-properties style:use-window-font-color="true" fo:font-size="12pt" officeooo:rsid="001776f2" officeooo:paragraph-rsid="001776f2" style:font-size-asian="12pt" style:font-size-complex="12pt"/>
    </style:style>
    <style:style style:name="P21" style:family="paragraph" style:parent-style-name="List_20_Bullet">
      <style:text-properties style:use-window-font-color="true" fo:font-size="12pt" officeooo:rsid="00182d7b" officeooo:paragraph-rsid="00182d7b" style:font-size-asian="12pt" style:font-size-complex="12pt"/>
    </style:style>
    <style:style style:name="P22" style:family="paragraph" style:parent-style-name="List_20_Bullet" style:list-style-name="L5">
      <style:text-properties style:use-window-font-color="true" fo:font-size="12pt" officeooo:rsid="00182d7b" officeooo:paragraph-rsid="00182d7b" style:font-size-asian="12pt" style:font-size-complex="12pt"/>
    </style:style>
    <style:style style:name="P23" style:family="paragraph" style:parent-style-name="List_20_Bullet" style:list-style-name="L6">
      <style:text-properties style:use-window-font-color="true" fo:font-size="12pt" officeooo:rsid="00182d7b" officeooo:paragraph-rsid="00182d7b" style:font-size-asian="12pt" style:font-size-complex="12pt"/>
    </style:style>
    <style:style style:name="P24" style:family="paragraph" style:parent-style-name="List_20_Bullet" style:list-style-name="L7">
      <style:text-properties style:use-window-font-color="true" fo:font-size="12pt" officeooo:rsid="00182d7b" officeooo:paragraph-rsid="00182d7b" style:font-size-asian="12pt" style:font-size-complex="12pt"/>
    </style:style>
    <style:style style:name="P25" style:family="paragraph" style:parent-style-name="List_20_Bullet">
      <style:text-properties style:use-window-font-color="true" fo:font-size="12pt" officeooo:rsid="00194ad1" officeooo:paragraph-rsid="00194ad1" style:font-size-asian="12pt" style:font-size-complex="12pt"/>
    </style:style>
    <style:style style:name="P26" style:family="paragraph" style:parent-style-name="List_20_Bullet">
      <style:paragraph-properties fo:text-align="center" style:justify-single-word="false"/>
      <style:text-properties style:use-window-font-color="true" fo:font-size="12pt" officeooo:rsid="00194ad1" officeooo:paragraph-rsid="00194ad1" style:font-size-asian="12pt" style:font-size-complex="12pt"/>
    </style:style>
    <style:style style:name="P27" style:family="paragraph" style:parent-style-name="List_20_Bullet" style:list-style-name="L9">
      <style:text-properties style:use-window-font-color="true" fo:font-size="12pt" officeooo:rsid="00194ad1" officeooo:paragraph-rsid="00194ad1" style:font-size-asian="12pt" style:font-size-complex="12pt"/>
    </style:style>
    <style:style style:name="P28" style:family="paragraph" style:parent-style-name="List_20_Bullet">
      <style:text-properties style:use-window-font-color="true" fo:font-size="12pt" officeooo:rsid="00196564" officeooo:paragraph-rsid="00196564" style:font-size-asian="12pt" style:font-size-complex="12pt"/>
    </style:style>
    <style:style style:name="P29" style:family="paragraph" style:parent-style-name="List_20_Bullet" style:list-style-name="L11">
      <style:text-properties style:use-window-font-color="true" fo:font-size="12pt" officeooo:rsid="00196564" officeooo:paragraph-rsid="00196564" style:font-size-asian="12pt" style:font-size-complex="12pt"/>
    </style:style>
    <style:style style:name="P30" style:family="paragraph" style:parent-style-name="List_20_Bullet" style:list-style-name="L12">
      <style:text-properties style:use-window-font-color="true" fo:font-size="12pt" officeooo:rsid="00196564" officeooo:paragraph-rsid="00196564" style:font-size-asian="12pt" style:font-size-complex="12pt"/>
    </style:style>
    <style:style style:name="P31" style:family="paragraph" style:parent-style-name="List_20_Bullet">
      <style:text-properties style:use-window-font-color="true" fo:font-size="12pt" fo:font-weight="normal" officeooo:rsid="001acde2" officeooo:paragraph-rsid="001acde2" style:font-size-asian="10.5pt" style:font-weight-asian="normal" style:font-size-complex="12pt" style:font-weight-complex="normal"/>
    </style:style>
    <style:style style:name="P32" style:family="paragraph" style:parent-style-name="List_20_Bullet" style:list-style-name="L13">
      <style:text-properties style:use-window-font-color="true" fo:font-size="12pt" fo:font-weight="normal" officeooo:rsid="001acde2" officeooo:paragraph-rsid="001acde2" style:font-size-asian="10.5pt" style:font-weight-asian="normal" style:font-size-complex="12pt" style:font-weight-complex="normal"/>
    </style:style>
    <style:style style:name="P33" style:family="paragraph" style:parent-style-name="List_20_Bullet" style:list-style-name="L14">
      <style:text-properties style:use-window-font-color="true" fo:font-size="12pt" fo:font-weight="normal" officeooo:rsid="001acde2" officeooo:paragraph-rsid="001acde2" style:font-size-asian="10.5pt" style:font-weight-asian="normal" style:font-size-complex="12pt" style:font-weight-complex="normal"/>
    </style:style>
    <style:style style:name="P34" style:family="paragraph" style:parent-style-name="List_20_Bullet">
      <style:text-properties style:use-window-font-color="true" fo:font-size="12pt" fo:font-weight="normal" officeooo:rsid="001c90ed" officeooo:paragraph-rsid="001c90ed" style:font-size-asian="10.5pt" style:font-weight-asian="normal" style:font-size-complex="12pt" style:font-weight-complex="normal"/>
    </style:style>
    <style:style style:name="P35" style:family="paragraph" style:parent-style-name="List_20_Bullet" style:list-style-name="L15">
      <style:text-properties style:use-window-font-color="true" fo:font-size="12pt" fo:font-weight="normal" officeooo:rsid="001c90ed" officeooo:paragraph-rsid="001c90ed" style:font-size-asian="10.5pt" style:font-weight-asian="normal" style:font-size-complex="12pt" style:font-weight-complex="normal"/>
    </style:style>
    <style:style style:name="P36" style:family="paragraph" style:parent-style-name="List_20_Bullet" style:list-style-name="L16">
      <style:text-properties style:use-window-font-color="true" fo:font-size="12pt" fo:font-weight="normal" officeooo:rsid="001c90ed" officeooo:paragraph-rsid="001c90ed" style:font-size-asian="10.5pt" style:font-weight-asian="normal" style:font-size-complex="12pt" style:font-weight-complex="normal"/>
    </style:style>
    <style:style style:name="P37" style:family="paragraph" style:parent-style-name="List_20_Bullet" style:list-style-name="L17">
      <style:text-properties style:use-window-font-color="true" fo:font-size="12pt" fo:font-weight="normal" officeooo:rsid="001c90ed" officeooo:paragraph-rsid="001c90ed" style:font-size-asian="10.5pt" style:font-weight-asian="normal" style:font-size-complex="12pt" style:font-weight-complex="normal"/>
    </style:style>
    <style:style style:name="P38" style:family="paragraph" style:parent-style-name="List_20_Bullet">
      <style:text-properties style:use-window-font-color="true" fo:font-size="12pt" fo:font-weight="normal" officeooo:rsid="001e2969" officeooo:paragraph-rsid="001e2969" style:font-size-asian="10.5pt" style:font-weight-asian="normal" style:font-size-complex="12pt" style:font-weight-complex="normal"/>
    </style:style>
    <style:style style:name="P39" style:family="paragraph" style:parent-style-name="List_20_Bullet" style:list-style-name="L18">
      <style:text-properties style:use-window-font-color="true" fo:font-size="12pt" fo:font-weight="normal" officeooo:rsid="001e2969" officeooo:paragraph-rsid="001e2969" style:font-size-asian="10.5pt" style:font-weight-asian="normal" style:font-size-complex="12pt" style:font-weight-complex="normal"/>
    </style:style>
    <style:style style:name="P40" style:family="paragraph" style:parent-style-name="List_20_Bullet" style:list-style-name="L20">
      <style:text-properties style:use-window-font-color="true" fo:font-size="12pt" fo:font-weight="normal" officeooo:rsid="001e2969" officeooo:paragraph-rsid="001e2969" style:font-size-asian="10.5pt" style:font-weight-asian="normal" style:font-size-complex="12pt" style:font-weight-complex="normal"/>
    </style:style>
    <style:style style:name="P41" style:family="paragraph" style:parent-style-name="List_20_Bullet" style:list-style-name="L21">
      <style:text-properties style:use-window-font-color="true" fo:font-size="12pt" fo:font-weight="normal" officeooo:rsid="001e2969" officeooo:paragraph-rsid="001e2969" style:font-size-asian="10.5pt" style:font-weight-asian="normal" style:font-size-complex="12pt" style:font-weight-complex="normal"/>
    </style:style>
    <style:style style:name="P42" style:family="paragraph" style:parent-style-name="List_20_Bullet" style:list-style-name="L21">
      <style:text-properties style:use-window-font-color="true" fo:font-size="12pt" fo:font-weight="normal" officeooo:rsid="001f7785" officeooo:paragraph-rsid="001f7785" style:font-size-asian="10.5pt" style:font-weight-asian="normal" style:font-size-complex="12pt" style:font-weight-complex="normal"/>
    </style:style>
    <style:style style:name="P43" style:family="paragraph" style:parent-style-name="List_20_Bullet">
      <style:text-properties style:use-window-font-color="true" fo:font-size="12pt" fo:font-weight="normal" officeooo:rsid="0020d8fd" officeooo:paragraph-rsid="0020d8fd" style:font-size-asian="10.5pt" style:font-weight-asian="normal" style:font-size-complex="12pt" style:font-weight-complex="normal"/>
    </style:style>
    <style:style style:name="P44" style:family="paragraph" style:parent-style-name="List_20_Bullet" style:list-style-name="L22">
      <style:text-properties style:use-window-font-color="true" fo:font-size="12pt" fo:font-weight="normal" officeooo:rsid="0020d8fd" officeooo:paragraph-rsid="0020d8fd" style:font-size-asian="10.5pt" style:font-weight-asian="normal" style:font-size-complex="12pt" style:font-weight-complex="normal"/>
    </style:style>
    <style:style style:name="P45" style:family="paragraph" style:parent-style-name="List_20_Bullet" style:list-style-name="L23">
      <style:text-properties style:use-window-font-color="true" fo:font-size="12pt" fo:font-weight="normal" officeooo:rsid="0020d8fd" officeooo:paragraph-rsid="0020d8fd" style:font-size-asian="10.5pt" style:font-weight-asian="normal" style:font-size-complex="12pt" style:font-weight-complex="normal"/>
    </style:style>
    <style:style style:name="P46" style:family="paragraph" style:parent-style-name="List_20_Bullet" style:list-style-name="L24">
      <style:text-properties style:use-window-font-color="true" fo:font-size="12pt" fo:font-weight="normal" officeooo:rsid="0020d8fd" officeooo:paragraph-rsid="0020d8fd" style:font-size-asian="10.5pt" style:font-weight-asian="normal" style:font-size-complex="12pt" style:font-weight-complex="normal"/>
    </style:style>
    <style:style style:name="P47" style:family="paragraph" style:parent-style-name="List_20_Bullet">
      <style:text-properties style:use-window-font-color="true" fo:font-size="12pt" fo:font-weight="normal" officeooo:rsid="0021edc0" officeooo:paragraph-rsid="0021edc0" style:font-size-asian="10.5pt" style:font-weight-asian="normal" style:font-size-complex="12pt" style:font-weight-complex="normal"/>
    </style:style>
    <style:style style:name="P48" style:family="paragraph" style:parent-style-name="List_20_Bullet" style:list-style-name="L25">
      <style:text-properties style:use-window-font-color="true" fo:font-size="12pt" fo:font-weight="normal" officeooo:rsid="0021edc0" officeooo:paragraph-rsid="0021edc0" style:font-size-asian="10.5pt" style:font-weight-asian="normal" style:font-size-complex="12pt" style:font-weight-complex="normal"/>
    </style:style>
    <style:style style:name="P49" style:family="paragraph" style:parent-style-name="List_20_Bullet">
      <style:text-properties style:use-window-font-color="true" fo:font-size="12pt" fo:font-weight="normal" officeooo:rsid="0022ea88" officeooo:paragraph-rsid="0022ea88" style:font-size-asian="10.5pt" style:font-weight-asian="normal" style:font-size-complex="12pt" style:font-weight-complex="normal"/>
    </style:style>
    <style:style style:name="P50" style:family="paragraph" style:parent-style-name="List_20_Bullet" style:list-style-name="L26">
      <style:text-properties style:use-window-font-color="true" fo:font-size="12pt" fo:font-weight="normal" officeooo:rsid="0022ea88" officeooo:paragraph-rsid="0022ea88" style:font-size-asian="10.5pt" style:font-weight-asian="normal" style:font-size-complex="12pt" style:font-weight-complex="normal"/>
    </style:style>
    <style:style style:name="P51" style:family="paragraph" style:parent-style-name="List_20_Bullet" style:list-style-name="L26">
      <style:text-properties style:use-window-font-color="true" fo:font-size="12pt" fo:font-weight="normal" officeooo:rsid="00238efa" officeooo:paragraph-rsid="00238efa" style:font-size-asian="10.5pt" style:font-weight-asian="normal" style:font-size-complex="12pt" style:font-weight-complex="normal"/>
    </style:style>
    <style:style style:name="P52" style:family="paragraph" style:parent-style-name="List_20_Bullet">
      <style:text-properties style:use-window-font-color="true" fo:font-size="12pt" fo:font-weight="normal" officeooo:rsid="00238efa" officeooo:paragraph-rsid="00238efa" style:font-size-asian="10.5pt" style:font-weight-asian="normal" style:font-size-complex="12pt" style:font-weight-complex="normal"/>
    </style:style>
    <style:style style:name="P53" style:family="paragraph" style:parent-style-name="List_20_Bullet" style:list-style-name="L27">
      <style:text-properties style:use-window-font-color="true" fo:font-size="12pt" fo:font-weight="normal" officeooo:rsid="00238efa" officeooo:paragraph-rsid="00238efa" style:font-size-asian="10.5pt" style:font-weight-asian="normal" style:font-size-complex="12pt" style:font-weight-complex="normal"/>
    </style:style>
    <style:style style:name="P54" style:family="paragraph" style:parent-style-name="List_20_Bullet" style:list-style-name="L28">
      <style:text-properties style:use-window-font-color="true" fo:font-size="12pt" fo:font-weight="normal" officeooo:rsid="00238efa" officeooo:paragraph-rsid="00238efa" style:font-size-asian="10.5pt" style:font-weight-asian="normal" style:font-size-complex="12pt" style:font-weight-complex="normal"/>
    </style:style>
    <style:style style:name="P55" style:family="paragraph" style:parent-style-name="List_20_Bullet">
      <style:text-properties style:use-window-font-color="true" fo:font-size="12pt" fo:font-weight="normal" officeooo:rsid="00246f08" officeooo:paragraph-rsid="00246f08" style:font-size-asian="10.5pt" style:font-weight-asian="normal" style:font-size-complex="12pt" style:font-weight-complex="normal"/>
    </style:style>
    <style:style style:name="P56" style:family="paragraph" style:parent-style-name="List_20_Bullet" style:list-style-name="L29">
      <style:text-properties style:use-window-font-color="true" fo:font-size="12pt" fo:font-weight="normal" officeooo:rsid="00246f08" officeooo:paragraph-rsid="00246f08" style:font-size-asian="10.5pt" style:font-weight-asian="normal" style:font-size-complex="12pt" style:font-weight-complex="normal"/>
    </style:style>
    <style:style style:name="P57" style:family="paragraph" style:parent-style-name="List_20_Bullet">
      <style:text-properties style:use-window-font-color="true" fo:font-size="12pt" fo:font-weight="normal" officeooo:rsid="00261cab" officeooo:paragraph-rsid="00261cab" style:font-size-asian="10.5pt" style:font-weight-asian="normal" style:font-size-complex="12pt" style:font-weight-complex="normal"/>
    </style:style>
    <style:style style:name="P58" style:family="paragraph" style:parent-style-name="List_20_Bullet" style:list-style-name="L30">
      <style:text-properties style:use-window-font-color="true" fo:font-size="12pt" fo:font-weight="normal" officeooo:rsid="00261cab" officeooo:paragraph-rsid="00261cab" style:font-size-asian="10.5pt" style:font-weight-asian="normal" style:font-size-complex="12pt" style:font-weight-complex="normal"/>
    </style:style>
    <style:style style:name="P59" style:family="paragraph" style:parent-style-name="List_20_Bullet" style:list-style-name="L31">
      <style:text-properties style:use-window-font-color="true" fo:font-size="12pt" fo:font-weight="normal" officeooo:rsid="00261cab" officeooo:paragraph-rsid="00261cab" style:font-size-asian="10.5pt" style:font-weight-asian="normal" style:font-size-complex="12pt" style:font-weight-complex="normal"/>
    </style:style>
    <style:style style:name="P60" style:family="paragraph" style:parent-style-name="List_20_Bullet">
      <style:text-properties style:use-window-font-color="true" fo:font-size="12pt" fo:font-weight="normal" officeooo:rsid="00261cab" officeooo:paragraph-rsid="0027c7bb" style:font-size-asian="10.5pt" style:font-weight-asian="normal" style:font-size-complex="12pt" style:font-weight-complex="normal"/>
    </style:style>
    <style:style style:name="P61" style:family="paragraph" style:parent-style-name="List_20_Bullet" style:list-style-name="L36">
      <style:text-properties style:use-window-font-color="true" fo:font-size="12pt" fo:font-weight="normal" officeooo:rsid="0027c7bb" officeooo:paragraph-rsid="0027c7bb" style:font-size-asian="10.5pt" style:font-weight-asian="normal" style:font-size-complex="12pt" style:font-weight-complex="normal"/>
    </style:style>
    <style:style style:name="P62" style:family="paragraph" style:parent-style-name="List_20_Bullet">
      <style:text-properties style:use-window-font-color="true" fo:font-size="12pt" fo:font-weight="normal" officeooo:rsid="0027c7bb" officeooo:paragraph-rsid="0027c7bb" style:font-size-asian="10.5pt" style:font-weight-asian="normal" style:font-size-complex="12pt" style:font-weight-complex="normal"/>
    </style:style>
    <style:style style:name="P63" style:family="paragraph" style:parent-style-name="List_20_Bullet">
      <style:text-properties style:use-window-font-color="true" fo:font-size="12pt" fo:font-weight="normal" officeooo:rsid="0028ecfd" officeooo:paragraph-rsid="0028ecfd" style:font-size-asian="10.5pt" style:font-weight-asian="normal" style:font-size-complex="12pt" style:font-weight-complex="normal"/>
    </style:style>
    <style:style style:name="P64" style:family="paragraph" style:parent-style-name="List_20_Bullet" style:list-style-name="L37">
      <style:text-properties style:use-window-font-color="true" fo:font-size="12pt" fo:font-weight="normal" officeooo:rsid="0028ecfd" officeooo:paragraph-rsid="0028ecfd" style:font-size-asian="10.5pt" style:font-weight-asian="normal" style:font-size-complex="12pt" style:font-weight-complex="normal"/>
    </style:style>
    <style:style style:name="P65" style:family="paragraph" style:parent-style-name="List_20_Bullet" style:list-style-name="L38">
      <style:text-properties style:use-window-font-color="true" fo:font-size="12pt" fo:font-weight="normal" officeooo:rsid="0028ecfd" officeooo:paragraph-rsid="0028ecfd" style:font-size-asian="10.5pt" style:font-weight-asian="normal" style:font-size-complex="12pt" style:font-weight-complex="normal"/>
    </style:style>
    <style:style style:name="P66" style:family="paragraph" style:parent-style-name="List_20_Bullet" style:list-style-name="L26">
      <style:text-properties style:use-window-font-color="true" fo:font-size="12pt" fo:font-weight="normal" officeooo:rsid="00291131" officeooo:paragraph-rsid="00291131" style:font-size-asian="10.5pt" style:font-weight-asian="normal" style:font-size-complex="12pt" style:font-weight-complex="normal"/>
    </style:style>
    <style:style style:name="P67" style:family="paragraph" style:parent-style-name="List_20_Bullet" style:list-style-name="L39">
      <style:text-properties style:use-window-font-color="true" fo:font-size="12pt" fo:font-weight="normal" officeooo:rsid="002b8720" officeooo:paragraph-rsid="002b8720" style:font-size-asian="10.5pt" style:font-weight-asian="normal" style:font-size-complex="12pt" style:font-weight-complex="normal"/>
    </style:style>
    <style:style style:name="P68" style:family="paragraph" style:parent-style-name="List_20_Bullet">
      <style:text-properties style:use-window-font-color="true" fo:font-size="12pt" fo:font-weight="normal" officeooo:rsid="002b8720" officeooo:paragraph-rsid="002b8720" style:font-size-asian="10.5pt" style:font-weight-asian="normal" style:font-size-complex="12pt" style:font-weight-complex="normal"/>
    </style:style>
    <style:style style:name="P69" style:family="paragraph" style:parent-style-name="List_20_Bullet" style:list-style-name="L40">
      <style:text-properties style:use-window-font-color="true" fo:font-size="12pt" fo:font-weight="normal" officeooo:rsid="002b8720" officeooo:paragraph-rsid="002b8720" style:font-size-asian="10.5pt" style:font-weight-asian="normal" style:font-size-complex="12pt" style:font-weight-complex="normal"/>
    </style:style>
    <style:style style:name="P70" style:family="paragraph" style:parent-style-name="List_20_Bullet">
      <style:text-properties style:use-window-font-color="true" fo:font-size="12pt" fo:font-weight="normal" officeooo:rsid="002cdf6c" officeooo:paragraph-rsid="002cdf6c" style:font-size-asian="10.5pt" style:font-weight-asian="normal" style:font-size-complex="12pt" style:font-weight-complex="normal"/>
    </style:style>
    <style:style style:name="P71" style:family="paragraph" style:parent-style-name="List_20_Bullet" style:list-style-name="L41">
      <style:text-properties style:use-window-font-color="true" fo:font-size="12pt" fo:font-weight="normal" officeooo:rsid="002cdf6c" officeooo:paragraph-rsid="002cdf6c" style:font-size-asian="10.5pt" style:font-weight-asian="normal" style:font-size-complex="12pt" style:font-weight-complex="normal"/>
    </style:style>
    <style:style style:name="P72" style:family="paragraph" style:parent-style-name="List_20_Bullet">
      <style:text-properties style:use-window-font-color="true" fo:font-size="16pt" fo:font-weight="bold" officeooo:rsid="001acde2" officeooo:paragraph-rsid="001acde2" style:font-size-asian="14pt" style:font-weight-asian="bold" style:font-size-complex="16pt" style:font-weight-complex="bold"/>
    </style:style>
    <style:style style:name="P73" style:family="paragraph" style:parent-style-name="List_20_Bullet" style:list-style-name="WWNum1">
      <style:text-properties officeooo:rsid="00196564" officeooo:paragraph-rsid="00196564"/>
    </style:style>
    <style:style style:name="P74" style:family="paragraph" style:parent-style-name="List_20_Bullet" style:list-style-name="">
      <style:paragraph-properties fo:margin-left="0.635cm" fo:margin-right="0cm" fo:text-indent="-0.635cm" style:auto-text-indent="false"/>
      <style:text-properties fo:font-size="12pt" fo:language="en" fo:country="US" style:font-size-asian="12pt"/>
    </style:style>
    <style:style style:name="P75" style:family="paragraph" style:parent-style-name="List_20_Bullet" style:list-style-name="">
      <style:paragraph-properties fo:margin-left="0.635cm" fo:margin-right="0cm" fo:text-indent="-0.635cm" style:auto-text-indent="false"/>
      <style:text-properties fo:font-size="12pt" officeooo:rsid="0013f73d" officeooo:paragraph-rsid="0013f73d" style:font-size-asian="12pt" style:font-size-complex="12pt"/>
    </style:style>
    <style:style style:name="P76" style:family="paragraph" style:parent-style-name="List_20_Bullet" style:list-style-name="">
      <style:paragraph-properties fo:margin-left="0.635cm" fo:margin-right="0cm" fo:text-indent="-0.635cm" style:auto-text-indent="false"/>
    </style:style>
    <style:style style:name="P77" style:family="paragraph" style:parent-style-name="List_20_Bullet" style:list-style-name="">
      <style:paragraph-properties fo:margin-left="0.635cm" fo:margin-right="0cm" fo:text-indent="-0.635cm" style:auto-text-indent="false"/>
      <style:text-properties fo:language="en" fo:country="US"/>
    </style:style>
    <style:style style:name="P78" style:family="paragraph" style:parent-style-name="List_20_Bullet" style:list-style-name="">
      <style:paragraph-properties fo:margin-left="0.635cm" fo:margin-right="0cm" fo:text-indent="-0.635cm" style:auto-text-indent="false"/>
      <style:text-properties fo:color="#4f81bd" fo:language="en" fo:country="US"/>
    </style:style>
    <style:style style:name="P79" style:family="paragraph" style:parent-style-name="List_20_Bullet" style:list-style-name="">
      <style:paragraph-properties fo:margin-left="0.635cm" fo:margin-right="0cm" fo:text-align="center" style:justify-single-word="false" fo:text-indent="0cm" style:auto-text-indent="false"/>
    </style:style>
    <style:style style:name="P80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F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bold" style:font-size-asian="12pt" style:font-weight-asian="bold"/>
    </style:style>
    <style:style style:name="T5" style:family="text">
      <style:text-properties fo:font-size="12pt" fo:language="en" fo:country="US" fo:font-weight="bold" style:font-name-asian="F" style:font-size-asian="12pt" style:font-weight-asian="bold"/>
    </style:style>
    <style:style style:name="T6" style:family="text">
      <style:text-properties fo:color="#4f81bd" fo:language="en" fo:country="US"/>
    </style:style>
    <style:style style:name="T7" style:family="text">
      <style:text-properties style:use-window-font-color="true"/>
    </style:style>
    <style:style style:name="T8" style:family="text">
      <style:text-properties officeooo:rsid="00261ca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90a59" style:font-weight-asian="bold" style:font-weight-complex="bold"/>
    </style:style>
    <style:style style:name="T11" style:family="text">
      <style:text-properties officeooo:rsid="0027c7bb"/>
    </style:style>
    <style:style style:name="T12" style:family="text">
      <style:text-properties officeooo:rsid="00290a59"/>
    </style:style>
    <style:style style:name="T13" style:family="text">
      <style:text-properties officeooo:rsid="00291131"/>
    </style:style>
    <style:style style:name="T14" style:family="text">
      <style:text-properties officeooo:rsid="002ace60"/>
    </style:style>
    <style:style style:name="T15" style:family="text">
      <style:text-properties officeooo:rsid="002eaf47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Zusammenfassung FEM I </text:h>
      <text:p text:style-name="Standard"/>
      <text:p text:style-name="P4"><text:span text:style-name="T1">What kind of problems are solved with the FEM method?</text:span></text:p>
      <text:list xml:id="list2808100160574442954" text:style-name="WWNum1">
        <text:list-item>
          <text:p text:style-name="P6"><text:span text:style-name="T3">PDE problems</text:span></text:p>
        </text:list-item>
      </text:list>
      <text:p text:style-name="P74"/>
      <text:p text:style-name="P76"><text:span text:style-name="T3">What is a FEM simulation?</text:span></text:p>
      <text:list xml:id="list155915962638127" text:continue-numbering="true" text:style-name="WWNum1">
        <text:list-item>
          <text:p text:style-name="P6"><text:span text:style-name="T3">A method that is a disretization of the original problem</text:span></text:p>
        </text:list-item>
      </text:list>
      <text:p text:style-name="P74"/>
      <text:p text:style-name="P76"><text:span text:style-name="T3">What do shape functions do?</text:span></text:p>
      <text:list xml:id="list155916673478264" text:continue-numbering="true" text:style-name="WWNum1">
        <text:list-item>
          <text:p text:style-name="P6"><text:span text:style-name="T3">Describe possible forms of the approximate solution</text:span></text:p>
        </text:list-item>
      </text:list>
      <text:p text:style-name="P74"/>
      <text:p text:style-name="P76"><text:span text:style-name="T3">What are the elements good for?</text:span></text:p>
      <text:list xml:id="list155915292230107" text:continue-numbering="true" text:style-name="WWNum1">
        <text:list-item>
          <text:p text:style-name="P6"><text:span text:style-name="T3">They define subproblems for which solutions are sought that satisfy the governing equations only in an average sense</text:span></text:p>
        </text:list-item>
      </text:list>
      <text:p text:style-name="P7"/>
      <text:p text:style-name="P12"><text:span text:style-name="T3">What are the advantages of FEM over FDM?</text:span></text:p>
      <text:list xml:id="list155915950535671" text:continue-numbering="true" text:style-name="WWNum1">
        <text:list-item>
          <text:p text:style-name="P6"><text:span text:style-name="T3">The approximation is often better than in FDM</text:span></text:p>
        </text:list-item>
        <text:list-item>
          <text:p text:style-name="P6"><text:span text:style-name="T1">More broad and sophisticated mathematical background</text:span></text:p>
        </text:list-item>
        <text:list-item>
          <text:p text:style-name="P6"><text:span text:style-name="T1">Ability to handle complex geometrical structures</text:span></text:p>
        </text:list-item>
        <text:list-item>
          <text:p text:style-name="P6"><text:span text:style-name="T1">Many open source and commercial softwares available</text:span></text:p>
        </text:list-item>
      </text:list>
      <text:p text:style-name="P77"/>
      <text:p text:style-name="P76"><text:span text:style-name="T1">What are the disadvantages of FEM?</text:span></text:p>
      <text:list xml:id="list155916665854882" text:continue-numbering="true" text:style-name="WWNum1">
        <text:list-item>
          <text:p text:style-name="P6"><text:span text:style-name="T3">It is not easy to implement</text:span></text:p>
        </text:list-item>
        <text:list-item>
          <text:p text:style-name="P6"><text:span text:style-name="T3">The mathematical background is quite complicated</text:span></text:p>
        </text:list-item>
      </text:list>
      <text:p text:style-name="P13"/>
      <text:p text:style-name="P12"><text:span text:style-name="T1">You are not allowed to do what in an FEM simulations (at university)?</text:span></text:p>
      <text:list xml:id="list155915199174066" text:continue-numbering="true" text:style-name="WWNum1">
        <text:list-item>
          <text:p text:style-name="P6"><text:span text:style-name="T1">Apply simulation method/programm without thinking if the programm is actually able to meet the requirements</text:span></text:p>
        </text:list-item>
        <text:list-item>
          <text:p text:style-name="P6"><text:span text:style-name="T1">Completely trust the the colorful plots without ‘sanity check’</text:span></text:p>
        </text:list-item>
        <text:list-item>
          <text:p text:style-name="P6"><text:span text:style-name="T1">Conduct a simulation without knowing the equations it is based on</text:span></text:p>
        </text:list-item>
      </text:list>
      <text:p text:style-name="P77"/>
      <text:p text:style-name="P76"><text:span text:style-name="T1">Which kinds of the Method of Weighted residuals exist?</text:span></text:p>
      <text:list xml:id="list155916535965808" text:continue-numbering="true" text:style-name="WWNum1">
        <text:list-item>
          <text:p text:style-name="P6"><text:span text:style-name="T3">Galerkin method</text:span></text:p>
        </text:list-item>
        <text:list-item>
          <text:p text:style-name="P6"><text:span text:style-name="T3">Integral method</text:span></text:p>
        </text:list-item>
        <text:list-item>
          <text:p text:style-name="P6"><text:span text:style-name="T3">Subdomain method</text:span></text:p>
        </text:list-item>
        <text:list-item>
          <text:p text:style-name="P6"><text:span text:style-name="T3">Least squares method, etc.</text:span></text:p>
        </text:list-item>
      </text:list>
      <text:p text:style-name="P74"/>
      <text:p text:style-name="P76"><text:span text:style-name="T3">What are the two ideas of the method of weighted residuals?</text:span></text:p>
      <text:list xml:id="list155916412971452" text:continue-numbering="true" text:style-name="WWNum1">
        <text:list-item>
          <text:p text:style-name="P6"><text:span text:style-name="T3">Converting a continious operator problem (i.e. differential equation) to a discrete problem</text:span></text:p>
        </text:list-item>
        <text:list-item>
          <text:p text:style-name="P6"><text:span text:style-name="T3">Find a solution for the PDE in an average sense</text:span></text:p>
        </text:list-item>
      </text:list>
      <text:p text:style-name="P74"/>
      <text:p text:style-name="P76"><text:span text:style-name="T3">How are the FEM and the Method of Weighted Residuals related to each other?</text:span></text:p>
      <text:list xml:id="list155915339200203" text:continue-numbering="true" text:style-name="WWNum1">
        <text:list-item>
          <text:p text:style-name="P6"><text:span text:style-name="T1">MWR is the ancestor of the FEM method</text:span></text:p>
        </text:list-item>
      </text:list>
      <text:p text:style-name="P77"/>
      <text:p text:style-name="P76"><text:span text:style-name="T6">Make detailed MWR with LaTex…</text:span></text:p>
      <text:p text:style-name="P78"><text:soft-page-break/></text:p>
      <text:p text:style-name="P76"><text:span text:style-name="T1">Describe the Collocation method.</text:span></text:p>
      <text:list xml:id="list155916701445562" text:continue-numbering="true" text:style-name="WWNum1">
        <text:list-item>
          <text:p text:style-name="P6"><text:span text:style-name="T3">Weighting function are taken from the family of Dirac delta-functions</text:span></text:p>
        </text:list-item>
      </text:list>
      <text:p text:style-name="P74"/>
      <text:p text:style-name="P76"><text:span text:style-name="T3">Describe the least squares method</text:span></text:p>
      <text:list xml:id="list155915750738170" text:continue-numbering="true" text:style-name="WWNum1">
        <text:list-item>
          <text:p text:style-name="P6"><text:span text:style-name="T3">The continiuos summation (=integral) of all the squared residuals is minimized</text:span></text:p>
        </text:list-item>
        <text:list-item>
          <text:p text:style-name="P6"><text:span text:style-name="T1">The weight functions are just the derivatives of the residual w.r.t. the unknown constants</text:span></text:p>
        </text:list-item>
      </text:list>
      <text:p text:style-name="P79"><draw:frame draw:style-name="fr1" text:anchor-type="as-char" svg:width="1.683cm" svg:height="1.062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77"/>
      <text:p text:style-name="P76"><text:span text:style-name="T1">Describe the Galerkin method</text:span></text:p>
      <text:list xml:id="list155916130316474" text:continue-numbering="true" text:style-name="WWNum1">
        <text:list-item>
          <text:p text:style-name="P6"><text:span text:style-name="T1">Modification of the least squares method</text:span></text:p>
        </text:list-item>
      </text:list>
      <text:p text:style-name="P77"/>
      <text:p text:style-name="P76"><text:span text:style-name="T6">Make detailed Galerkin with LaTex…</text:span></text:p>
      <text:p text:style-name="P77"/>
      <text:p text:style-name="P76"><text:span text:style-name="T1">What is the most challanging task at doing the MWR?</text:span></text:p>
      <text:list xml:id="list155915088422236" text:continue-numbering="true" text:style-name="WWNum1">
        <text:list-item>
          <text:p text:style-name="P6"><text:span text:style-name="T3">Finding a suitable trial function (e.g. for complicated boundary shapes)</text:span></text:p>
        </text:list-item>
      </text:list>
      <text:p text:style-name="P74"/>
      <text:p text:style-name="P76"><text:span text:style-name="T3">How is continuity between elements in FEM assured?</text:span></text:p>
      <text:list xml:id="list155915746458621" text:continue-numbering="true" text:style-name="WWNum1">
        <text:list-item>
          <text:p text:style-name="P6"><text:span text:style-name="T3">By using trial functions which employ nodal values shared by adjacent elements</text:span></text:p>
        </text:list-item>
        <text:list-item>
          <text:p text:style-name="P6"><text:span text:style-name="T3">(the nodal values are the unknown parameters for which must be solved during the simulation) <text:s/></text:span></text:p>
        </text:list-item>
      </text:list>
      <text:p text:style-name="P74"/>
      <text:h text:style-name="Heading_20_2" text:outline-level="2"><text:span text:style-name="T1">Rules for Vectors and Tensors</text:span></text:h>
      <text:p text:style-name="P80"/>
      <text:p text:style-name="No_20_Spacing"><text:span text:style-name="T3">How is the dot/inner/scalar product (contraction) defined?</text:span></text:p>
      <text:list xml:id="list155915803205721" text:continue-numbering="true" text:style-name="WWNum1">
        <text:list-item>
          <text:p text:style-name="P6"><text:span text:style-name="T4">a </text:span><text:span text:style-name="T4"><draw:frame draw:style-name="fr1" text:anchor-type="as-char" svg:width="0.305cm" svg:height="0.467cm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5"> b <text:tab/></text:span></text:p>
        </text:list-item>
        <text:list-item>
          <text:p text:style-name="P6"><text:span text:style-name="T4">σ : ε <text:tab/></text:span><text:span text:style-name="T3">(double contraction)</text:span></text:p>
        </text:list-item>
      </text:list>
      <text:p text:style-name="P3"/>
      <text:p text:style-name="No_20_Spacing"><text:span text:style-name="T3">How is the vector product defined?</text:span></text:p>
      <text:p text:style-name="P3"/>
      <text:p text:style-name="No_20_Spacing"><text:span text:style-name="T3">How is the tensor product defined?</text:span></text:p>
      <text:p text:style-name="P3"/>
      <text:p text:style-name="No_20_Spacing"><text:span text:style-name="T3">How is gradient of a scalar function defined?</text:span></text:p>
      <text:p text:style-name="P3"/>
      <text:p text:style-name="No_20_Spacing"><text:span text:style-name="T3">How is the divergence of a vector defined?</text:span></text:p>
      <text:p text:style-name="P3"/>
      <text:p text:style-name="No_20_Spacing"><text:span text:style-name="T3">How is the divergence of a tensor defined?</text:span></text:p>
      <text:p text:style-name="P3"/>
      <text:h text:style-name="P2" text:outline-level="2"><text:span text:style-name="T1">Continuum Mechanics<text:tab/></text:span></text:h>
      <text:p text:style-name="P5"/>
      <text:p text:style-name="No_20_Spacing"><text:span text:style-name="T6">Do mathematical description in LaTex…</text:span></text:p>
      <text:p text:style-name="P5"/>
      <text:p text:style-name="No_20_Spacing"><text:span text:style-name="T1">What does the displacement field describe?</text:span></text:p>
      <text:list xml:id="list155916536969229" text:continue-numbering="true" text:style-name="WWNum1">
        <text:list-item>
          <text:p text:style-name="P6"><text:span text:style-name="T1">The change of shape</text:span></text:p>
        </text:list-item>
      </text:list>
      <text:p text:style-name="P77"/>
      <text:p text:style-name="P76"><text:soft-page-break/><text:span text:style-name="T3">Which descriptions for the motion of the body are possible?</text:span></text:p>
      <text:list xml:id="list155915676437084" text:continue-numbering="true" text:style-name="WWNum1">
        <text:list-item>
          <text:p text:style-name="P6"><text:span text:style-name="T3">Lagrange (material)</text:span></text:p>
        </text:list-item>
        <text:list-item>
          <text:p text:style-name="P6"><text:span text:style-name="T3">Euler (spatial)</text:span></text:p>
        </text:list-item>
      </text:list>
      <text:p text:style-name="P5"/>
      <text:p text:style-name="No_20_Spacing"><text:span text:style-name="T1">Describe the Tonti-Diagram</text:span></text:p>
      <text:list xml:id="list155914872981499" text:continue-numbering="true" text:style-name="WWNum1">
        <text:list-item>
          <text:p text:style-name="P6"><text:span text:style-name="T3">…</text:span></text:p>
        </text:list-item>
      </text:list>
      <text:p text:style-name="P74"/>
      <text:p text:style-name="P76"><text:span text:style-name="T3">Which equations need to be fulfilled at an FEM simulation?</text:span></text:p>
      <text:list xml:id="list155915533897629" text:continue-numbering="true" text:style-name="WWNum1">
        <text:list-item>
          <text:p text:style-name="P6"><text:span text:style-name="T3">Balance equations</text:span></text:p>
        </text:list-item>
        <text:list-item>
          <text:p text:style-name="P6"><text:span text:style-name="T3">Kinematic equations</text:span></text:p>
        </text:list-item>
        <text:list-item>
          <text:p text:style-name="P6"><text:span text:style-name="T3">Constitutive equations</text:span></text:p>
        </text:list-item>
      </text:list>
      <text:p text:style-name="P74"/>
      <text:p text:style-name="P76"><text:span text:style-name="T3">What are the balance equations?</text:span></text:p>
      <text:list xml:id="list155915587479373" text:continue-numbering="true" text:style-name="WWNum1">
        <text:list-item>
          <text:p text:style-name="P6"><text:span text:style-name="T3">Balance of linear momentum</text:span></text:p>
        </text:list-item>
        <text:list-item>
          <text:p text:style-name="P6"><text:span text:style-name="T3">Balance of angular momentum</text:span></text:p>
        </text:list-item>
      </text:list>
      <text:p text:style-name="P74"/>
      <text:p text:style-name="P76"><text:span text:style-name="T3">What are kinematic equations?</text:span></text:p>
      <text:list xml:id="list155915750302405" text:continue-numbering="true" text:style-name="WWNum1">
        <text:list-item>
          <text:p text:style-name="P73"><text:span text:style-name="T3">They relate strains to displacements</text:span></text:p>
        </text:list-item>
      </text:list>
      <text:p text:style-name="P74"/>
      <text:p text:style-name="P76"><text:span text:style-name="T3">What are constitutive equations?</text:span></text:p>
      <text:list xml:id="list155915748968487" text:continue-numbering="true" text:style-name="WWNum1">
        <text:list-item>
          <text:p text:style-name="P6"><text:span text:style-name="T3">E.g. Hooke’s law</text:span></text:p>
        </text:list-item>
        <text:list-item>
          <text:p text:style-name="P73"><text:span text:style-name="T3">They relate stresses to strains</text:span></text:p>
        </text:list-item>
      </text:list>
      <text:p text:style-name="P74"/>
      <text:p text:style-name="P76"><text:span text:style-name="T3">Which BCs are possible?</text:span></text:p>
      <text:list xml:id="list155916251991186" text:continue-numbering="true" text:style-name="WWNum1">
        <text:list-item>
          <text:p text:style-name="P6"><text:span text:style-name="T3">Neumann BCs</text:span></text:p>
        </text:list-item>
        <text:list-item>
          <text:p text:style-name="P6"><text:span text:style-name="T3">Dirichlet BCs</text:span></text:p>
        </text:list-item>
        <text:list-item>
          <text:p text:style-name="P6"><text:span text:style-name="T3">Mixed BCs</text:span></text:p>
        </text:list-item>
      </text:list>
      <text:p text:style-name="P74"/>
      <text:p text:style-name="P75">Which two notations of tensors are possible?</text:p>
      <text:list xml:id="list8742603889384768986" text:style-name="L1">
        <text:list-item>
          <text:p text:style-name="P8">Normal matrix notation</text:p>
        </text:list-item>
        <text:list-item>
          <text:p text:style-name="P8">Voigt notation</text:p>
        </text:list-item>
      </text:list>
      <text:p text:style-name="P9"/>
      <text:p text:style-name="P9">Which problems are described by the Tonti-Diagram?</text:p>
      <text:list xml:id="list7359298062703839499" text:style-name="L2">
        <text:list-item>
          <text:p text:style-name="P10">Initial Boundary Value Problems (IBVP)</text:p>
        </text:list-item>
      </text:list>
      <text:p text:style-name="P11"/>
      <text:p text:style-name="P11">Where are the weak formulations in the Tonti-Diagram?</text:p>
      <text:p text:style-name="P11"/>
      <text:p text:style-name="P14">What is the principle of virtual work?</text:p>
      <text:p text:style-name="P14"/>
      <text:p text:style-name="P15">What is the strong form, the weak form, and the principle of virtual work?</text:p>
      <text:p text:style-name="P15"/>
      <text:p text:style-name="P15">What is special about the principle of virtual work/displacement?</text:p>
      <text:list xml:id="list7481339829347097136" text:style-name="L3">
        <text:list-item>
          <text:p text:style-name="P16">It does not say something about any real displacements </text:p>
        </text:list-item>
        <text:list-item>
          <text:p text:style-name="P16">there is no physical meaning to the virtual displacements</text:p>
        </text:list-item>
        <text:list-item>
          <text:p text:style-name="P16">(but at the boundary even the virtual displacements must be zero)</text:p>
        </text:list-item>
        <text:list-item>
          <text:p text:style-name="P17">virtual and real displacement are unrelated</text:p>
        </text:list-item>
      </text:list>
      <text:p text:style-name="P18"/>
      <text:p text:style-name="P15"><text:soft-page-break/><text:span text:style-name="T7">What does the Gauss Theorem say?</text:span> </text:p>
      <text:list xml:id="list6647135602181161656" text:style-name="L4">
        <text:list-item>
          <text:p text:style-name="P19">The sources and sinks inside a volume are equal to the flows into and out of the volume</text:p>
        </text:list-item>
        <text:list-item>
          <text:p text:style-name="P19">So the integal of the field‘s divergence (inside the volume) should be equal to the boundary integral of the vector field</text:p>
        </text:list-item>
      </text:list>
      <text:p text:style-name="P20"/>
      <text:p text:style-name="P21">What is the Gauss Theorem?</text:p>
      <text:list xml:id="list5764226196460783660" text:style-name="L5">
        <text:list-item>
          <text:p text:style-name="P22">A conservation law</text:p>
        </text:list-item>
      </text:list>
      <text:p text:style-name="P21"/>
      <text:p text:style-name="P21">What is the requirement for the force equilibrium in the principle of virtual work?</text:p>
      <text:list xml:id="list4991724233857648933" text:style-name="L6">
        <text:list-item>
          <text:p text:style-name="P23">Internal Virtual Work equals External Virtual Work for every virtual displacement field</text:p>
        </text:list-item>
      </text:list>
      <text:p text:style-name="P21"/>
      <text:p text:style-name="P21"><text:tab/>How is it proven?</text:p>
      <text:list xml:id="list6682670307627388176" text:style-name="L7">
        <text:list-item>
          <text:p text:style-name="P24">Through the Gauss Theorem</text:p>
        </text:list-item>
      </text:list>
      <text:p text:style-name="P21"/>
      <text:p text:style-name="P25">How is the formulation of the weak form in the principle of virtual work?</text:p>
      <text:p text:style-name="P26"><draw:frame draw:style-name="fr2" draw:name="Object1" text:anchor-type="as-char" svg:y="-0.462cm" svg:width="6.57cm" svg:height="0.875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21"/>
      <text:p text:style-name="P25">What do the equations of the principle of virtual work represent?</text:p>
      <text:list xml:id="list2265966967657473296" text:style-name="L9">
        <text:list-item>
          <text:p text:style-name="P27">The weak form of the balance equations (BE) which are supplemented by strong form of CE (constitutive equations), KE (kinematic equations) and Dirichlet (displacement) BCs </text:p>
        </text:list-item>
      </text:list>
      <text:p text:style-name="P25"/>
      <text:p text:style-name="P28">What is the primary variable for the displacement formulation?</text:p>
      <text:list xml:id="list4374515357438908323" text:style-name="L11">
        <text:list-item>
          <text:p text:style-name="P29">The displacement u</text:p>
        </text:list-item>
      </text:list>
      <text:p text:style-name="P28"/>
      <text:p text:style-name="P28"><text:tab/>What is this good for?</text:p>
      <text:list xml:id="list7698939610741481620" text:style-name="L12">
        <text:list-item>
          <text:p text:style-name="P30">All connections from the Tonti-Diagram can be expressed exclusively in terms of u</text:p>
        </text:list-item>
      </text:list>
      <text:p text:style-name="P28"/>
      <text:p text:style-name="P28"/>
      <text:p text:style-name="P72">Discretization</text:p>
      <text:p text:style-name="P72"/>
      <text:p text:style-name="P31">What is a mesh?</text:p>
      <text:list xml:id="list4495715697023272488" text:style-name="L13">
        <text:list-item>
          <text:p text:style-name="P32">A set of nodes</text:p>
        </text:list-item>
        <text:list-item>
          <text:p text:style-name="P32">plus a set of finite elements</text:p>
        </text:list-item>
      </text:list>
      <text:p text:style-name="P31"/>
      <text:p text:style-name="P31">What are properties of the nodes?</text:p>
      <text:list xml:id="list2316693830330761685" text:style-name="L14">
        <text:list-item>
          <text:p text:style-name="P33">When the solid deforms each node moves to a new position (given through the displacement field)</text:p>
        </text:list-item>
        <text:list-item>
          <text:p text:style-name="P33">each node is assigned a set of coordinates</text:p>
        </text:list-item>
      </text:list>
      <text:p text:style-name="P31"/>
      <text:p text:style-name="P34">What are properties of the elements?</text:p>
      <text:list xml:id="list2272132028037977911" text:style-name="L15">
        <text:list-item>
          <text:p text:style-name="P35">Every element has an index number</text:p>
        </text:list-item>
        <text:list-item>
          <text:p text:style-name="P35"><text:soft-page-break/>every element has given shape, and a set of faces</text:p>
        </text:list-item>
        <text:list-item>
          <text:p text:style-name="P35">each element has a set of nodes (local environment)</text:p>
        </text:list-item>
      </text:list>
      <text:p text:style-name="P34"/>
      <text:p text:style-name="P34">What does one need to gain the displacements of the interior of each element?</text:p>
      <text:list xml:id="list6506510165155474486" text:style-name="L16">
        <text:list-item>
          <text:p text:style-name="P36">An interpolation scheme (e.g. bilinear interpolation)</text:p>
        </text:list-item>
      </text:list>
      <text:p text:style-name="P34"/>
      <text:p text:style-name="P34">Concerning the interpolation scheme, in which categories can the elements be divided into?</text:p>
      <text:list xml:id="list7418196984169461428" text:style-name="L17">
        <text:list-item>
          <text:p text:style-name="P37">Linear elements (squares)</text:p>
        </text:list-item>
        <text:list-item>
          <text:p text:style-name="P37">quadratic elements (triangles) ???</text:p>
        </text:list-item>
        <text:list-item>
          <text:p text:style-name="P37">and so on...</text:p>
        </text:list-item>
      </text:list>
      <text:p text:style-name="P34"/>
      <text:p text:style-name="P38">What does ‚quadratic‘ in quadratic elements mean?</text:p>
      <text:list xml:id="list671869576378685182" text:style-name="L18">
        <text:list-item>
          <text:p text:style-name="P39">The displacement field varies quadratically inside the element</text:p>
        </text:list-item>
      </text:list>
      <text:p text:style-name="P38"/>
      <text:p text:style-name="P38">What are the integration points of an element?</text:p>
      <text:list xml:id="list4926043705192611789" text:style-name="L21">
        <text:list-item>
          <text:p text:style-name="P41">Points within an element that are used for the interpolation</text:p>
        </text:list-item>
        <text:list-item>
          <text:p text:style-name="P41">in particular the points which lead to the highest accuracy are called integration points</text:p>
        </text:list-item>
        <text:list-item>
          <text:p text:style-name="P42">they are called integration points because they are used to calculate certain volume and area integrals</text:p>
        </text:list-item>
      </text:list>
      <text:p text:style-name="P38"/>
      <text:p text:style-name="P38">How can one determine the stress distribution within a solid?</text:p>
      <text:list xml:id="list7164946781443270994" text:style-name="L20">
        <text:list-item>
          <text:p text:style-name="P40">Compute displacements at nodes</text:p>
        </text:list-item>
        <text:list-item>
          <text:p text:style-name="P40">use element interpolation to determine displacements at all points inside the element</text:p>
        </text:list-item>
        <text:list-item>
          <text:p text:style-name="P40">differentiate the displacement field to obtain strains</text:p>
        </text:list-item>
        <text:list-item>
          <text:p text:style-name="P40">use the stress-strain relation to obtain stresses</text:p>
        </text:list-item>
      </text:list>
      <text:p text:style-name="P38"/>
      <text:p text:style-name="P38"/>
      <text:p text:style-name="P43">How many weak forms do we have (in a mesh)?</text:p>
      <text:list xml:id="list7829545094773843133" text:style-name="L22">
        <text:list-item>
          <text:p text:style-name="P44">One for each element</text:p>
        </text:list-item>
      </text:list>
      <text:p text:style-name="P43"/>
      <text:p text:style-name="P43">What is done in the assembly step?</text:p>
      <text:list xml:id="list3227108874078214270" text:style-name="L23">
        <text:list-item>
          <text:p text:style-name="P45">Local element node numbers are mapped to the global node number</text:p>
        </text:list-item>
      </text:list>
      <text:p text:style-name="P34"/>
      <text:p text:style-name="P43">What do we get after the assembly step?</text:p>
      <text:list xml:id="list2263894961393308444" text:style-name="L24">
        <text:list-item>
          <text:p text:style-name="P46">The discrete global system of equations: <text:tab/>K D = P </text:p>
          <text:p text:style-name="P46">(K = Global Stiffness matrix, D = Global Displacement matrix, P = Global Force matrix)</text:p>
        </text:list-item>
      </text:list>
      <text:p text:style-name="P43"/>
      <text:p text:style-name="P47">in which step the stresses and strains are computed?</text:p>
      <text:list xml:id="list7045942627484033478" text:style-name="L25">
        <text:list-item>
          <text:p text:style-name="P48">Post-processing </text:p>
        </text:list-item>
      </text:list>
      <text:p text:style-name="P47"/>
      <text:p text:style-name="P49">What is the isoparametric concept?</text:p>
      <text:list xml:id="list6888946605627944210" text:style-name="L26">
        <text:list-item>
          <text:p text:style-name="P50">Mappping each element (with a complicated geometry) to a simple geometry</text:p>
        </text:list-item>
        <text:list-item>
          <text:p text:style-name="P51">from real space to parameter space <text:span text:style-name="T13">and vice versa</text:span></text:p>
        </text:list-item>
        <text:list-item>
          <text:p text:style-name="P66">shape functions between geometrical coordinates (from <draw:frame draw:style-name="fr2" draw:name="Object4" text:anchor-type="as-char" svg:y="-0.377cm" svg:width="0.534cm" svg:height="0.467cm" draw:z-index="5"><draw:object xlink:href="./Object 8" xlink:type="simple" xlink:show="embed" xlink:actuate="onLoad"/><draw:image xlink:href="./ObjectReplacements/Object 8" xlink:type="simple" xlink:show="embed" xlink:actuate="onLoad"/></draw:frame> to <text:span text:style-name="T9">x) </text:span>and displacements (from <draw:frame draw:style-name="fr2" draw:name="Object5" text:anchor-type="as-char" svg:y="-0.377cm" svg:width="0.534cm" svg:height="0.467cm" draw:z-index="6"><draw:object xlink:href="./Object 9" xlink:type="simple" xlink:show="embed" xlink:actuate="onLoad"/><draw:image xlink:href="./ObjectReplacements/Object 9" xlink:type="simple" xlink:show="embed" xlink:actuate="onLoad"/></draw:frame> to <text:span text:style-name="T9">u) </text:span><text:span text:style-name="T14">are </text:span>the same <text:span text:style-name="T14">and depend only on </text:span><text:span text:style-name="T14"><draw:frame draw:style-name="fr2" draw:name="Object6" text:anchor-type="as-char" svg:y="-0.339cm" svg:width="0.446cm" svg:height="0.436cm" draw:z-index="7"><draw:object xlink:href="./Object 10" xlink:type="simple" xlink:show="embed" xlink:actuate="onLoad"/><draw:image xlink:href="./ObjectReplacements/Object 10" xlink:type="simple" xlink:show="embed" xlink:actuate="onLoad"/></draw:frame></text:span></text:p>
        </text:list-item>
      </text:list>
      <text:p text:style-name="P52"><text:soft-page-break/></text:p>
      <text:p text:style-name="P52">What do shape functions do?</text:p>
      <text:p text:style-name="P52"/>
      <text:p text:style-name="P52"/>
      <text:p text:style-name="P52">How is the interpolation in the parameter space done?</text:p>
      <text:list xml:id="list339219082594331181" text:style-name="L27">
        <text:list-item>
          <text:p text:style-name="P53">Exactly like in the real space </text:p>
        </text:list-item>
      </text:list>
      <text:p text:style-name="P52"/>
      <text:p text:style-name="P52">What is being interpolated in the parameter space?</text:p>
      <text:list xml:id="list1119568148995282140" text:style-name="L28">
        <text:list-item>
          <text:p text:style-name="P54">The position of every point in each element</text:p>
        </text:list-item>
      </text:list>
      <text:p text:style-name="P52"/>
      <text:p text:style-name="P55">What is difference between the interpolation <text:span text:style-name="T12">of the displacement </text:span><text:span text:style-name="T10">u</text:span><text:span text:style-name="T12"> </text:span>and <text:span text:style-name="T12">the real coordinates </text:span><text:span text:style-name="T10">x</text:span>?</text:p>
      <text:list xml:id="list8842734776317789314" text:style-name="L29">
        <text:list-item>
          <text:p text:style-name="P56"><text:span text:style-name="T12">None: </text:span>the functions are the same <text:span text:style-name="T8">( </text:span><text:span text:style-name="T8"><draw:frame draw:style-name="fr2" draw:name="Object2" text:anchor-type="as-char" svg:y="-0.386cm" svg:width="0.998cm" svg:height="0.506cm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8"> )</text:span></text:p>
        </text:list-item>
      </text:list>
      <text:p text:style-name="P55"/>
      <text:p text:style-name="P57">Where does the isoparametric concept enter the calculation process?</text:p>
      <text:list xml:id="list578430184375880096" text:style-name="L30">
        <text:list-item>
          <text:p text:style-name="P58">Spatial derivatives in matrices <text:span text:style-name="T9">L </text:span>and <text:span text:style-name="T9">B</text:span></text:p>
        </text:list-item>
        <text:list-item>
          <text:p text:style-name="P58"><text:span text:style-name="T11">Spatial </text:span>Integration</text:p>
        </text:list-item>
      </text:list>
      <text:p text:style-name="P57"/>
      <text:p text:style-name="P57"><text:tab/>Which matrix is needed for bringing the isoparametric concept into the spatial <text:tab/>derivative formulation?</text:p>
      <text:list xml:id="list8075413710138863300" text:style-name="L31">
        <text:list-item>
          <text:p text:style-name="P59">The Jacobian</text:p>
        </text:list-item>
      </text:list>
      <text:p text:style-name="P60"/>
      <text:p text:style-name="P60"><text:tab/>Which matrix is needed for bringing the isoparametric concept into the spatial <text:tab/><text:span text:style-name="T11">integration</text:span> <text:span text:style-name="T11">calculation</text:span>?</text:p>
      <text:list xml:id="list5467660772703711367" text:style-name="L36">
        <text:list-item>
          <text:p text:style-name="P61">The determinant of the Jacobian</text:p>
        </text:list-item>
      </text:list>
      <text:p text:style-name="P62"/>
      <text:p text:style-name="P63">How do shape functions look like?</text:p>
      <text:list xml:id="list4318614030202307966" text:style-name="L37">
        <text:list-item>
          <text:p text:style-name="P64">Polynomials</text:p>
        </text:list-item>
        <text:list-item>
          <text:p text:style-name="P64">take the value 1 on one node and 0 at all other nodes of the elements</text:p>
        </text:list-item>
        <text:list-item>
          <text:p text:style-name="P64">at every point inside the element they sum up 1 (Lagrangian shape functions)</text:p>
        </text:list-item>
        <text:list-item>
          <text:p text:style-name="P64">functions of natural coordinates <draw:frame draw:style-name="fr2" draw:name="Object3" text:anchor-type="as-char" svg:y="-0.339cm" svg:width="0.446cm" svg:height="0.436cm" draw:z-index="4"><draw:object xlink:href="./Object 7" xlink:type="simple" xlink:show="embed" xlink:actuate="onLoad"/><draw:image xlink:href="./ObjectReplacements/Object 7" xlink:type="simple" xlink:show="embed" xlink:actuate="onLoad"/></draw:frame><text:span text:style-name="T13">(parameter space)</text:span></text:p>
        </text:list-item>
      </text:list>
      <text:p text:style-name="P57"/>
      <text:p text:style-name="P63">How many nodes does a shape function span?</text:p>
      <text:list xml:id="list5287340026363968082" text:style-name="L38">
        <text:list-item>
          <text:p text:style-name="P65">Linear shape function: 2 nodes</text:p>
        </text:list-item>
        <text:list-item>
          <text:p text:style-name="P65">quadratic shape f. : 3 nodes</text:p>
        </text:list-item>
        <text:list-item>
          <text:p text:style-name="P65">cubic shape f. : 4 nodes</text:p>
        </text:list-item>
        <text:list-item>
          <text:p text:style-name="P65">etc.</text:p>
        </text:list-item>
      </text:list>
      <text:p text:style-name="P63"/>
      <text:p text:style-name="P63">The described polynomials above are really complicated to implement; which kind of other shape functions do exist?</text:p>
      <text:list xml:id="list7778395740085087547" text:style-name="L39">
        <text:list-item>
          <text:p text:style-name="P67">Lagrange polynomials</text:p>
        </text:list-item>
      </text:list>
      <text:p text:style-name="P68"/>
      <text:p text:style-name="P68">Why should the shape functions be normalized?</text:p>
      <text:list xml:id="list571958266042415975" text:style-name="L40">
        <text:list-item>
          <text:p text:style-name="P69">So, they are independent of the real shape of the elements</text:p>
        </text:list-item>
      </text:list>
      <text:p text:style-name="P68"/>
      <text:p text:style-name="P70">How big is the stiffness matrix?</text:p>
      <text:list xml:id="list6249928368903467599" text:style-name="L41">
        <text:list-item>
          <text:p text:style-name="P71">Number of DOFs for one element x Number of DOFs for one elemen<text:span text:style-name="T15">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itle" style:family="paragraph" style:paren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itel_20_Zchn" style:display-name="Titel Zchn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Überschrift_20_1_20_Zchn" style:display-name="Überschrift 1 Zchn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Überschrift_20_2_20_Zchn" style:display-name="Überschrift 2 Zchn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gruppe</meta:initial-creator>
    <meta:editing-cycles>19</meta:editing-cycles>
    <meta:creation-date>2017-02-28T16:16:00</meta:creation-date>
    <dc:date>2017-03-02T15:59:14.456814046</dc:date>
    <meta:editing-duration>PT1H11M7S</meta:editing-duration>
    <meta:generator>LibreOffice/5.2.3.3$Linux_X86_64 LibreOffice_project/20$Build-3</meta:generator>
    <meta:document-statistic meta:table-count="0" meta:image-count="0" meta:object-count="8" meta:page-count="6" meta:paragraph-count="181" meta:word-count="1456" meta:character-count="8410" meta:non-whitespace-character-count="72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style mathvariant="bold">
      <mi mathvariant="normal">ξ</mi>
    </mstyle>
    <annotation encoding="StarMath 5.0">bold %xi</annotation>
  </semantics>
</math>
</file>

<file path=Object 2/content.xml><?xml version="1.0" encoding="utf-8"?>
<math xmlns="http://www.w3.org/1998/Math/MathML" display="block">
  <semantics>
    <mrow>
      <msub>
        <mi>W</mi>
        <mi>i</mi>
      </msub>
      <mo stretchy="false">=</mo>
      <mfrac>
        <mrow>
          <mi>∂</mi>
          <mi>R</mi>
        </mrow>
        <mrow>
          <mi>∂</mi>
          <msub>
            <mi>a</mi>
            <mi>i</mi>
          </msub>
        </mrow>
      </mfrac>
    </mrow>
    <annotation encoding="StarMath 5.0">{W} rsub {i} =  {∂R} over {∂ {a} rsub {i}}</annotation>
  </semantics>
</math>
</file>

<file path=Object 4/content.xml><?xml version="1.0" encoding="utf-8"?>
<math xmlns="http://www.w3.org/1998/Math/MathML" display="block">
  <semantics>
    <mi>∙</mi>
    <annotation encoding="StarMath 5.0">∙</annotation>
  </semantics>
</math>
</file>

<file path=Object 5/content.xml><?xml version="1.0" encoding="utf-8"?>
<math xmlns="http://www.w3.org/1998/Math/MathML" display="block">
  <semantics>
    <mrow>
      <mrow>
        <munder>
          <mo stretchy="false">∫</mo>
          <mi mathvariant="normal">Ω</mi>
        </munder>
        <mstyle mathvariant="bold">
          <mi mathvariant="normal">σ</mi>
        </mstyle>
      </mrow>
      <mi mathvariant="normal">:</mi>
      <mi mathvariant="normal">δ</mi>
      <mstyle mathvariant="bold">
        <mi mathvariant="normal">ϵ</mi>
      </mstyle>
      <mi>d</mi>
      <mrow>
        <mi mathvariant="normal">Ω</mi>
        <mo stretchy="false">=</mo>
        <mrow>
          <mrow>
            <munder>
              <mo stretchy="false">∫</mo>
              <mi mathvariant="normal">Ω</mi>
            </munder>
            <mstyle mathvariant="bold">
              <mi>b</mi>
            </mstyle>
          </mrow>
          <mo stretchy="false">⋅</mo>
          <mi mathvariant="normal">δ</mi>
        </mrow>
      </mrow>
      <mstyle mathvariant="bold">
        <mi>u</mi>
      </mstyle>
      <mi>d</mi>
      <mrow>
        <mi mathvariant="normal">Ω</mi>
        <mo stretchy="false">+</mo>
        <mrow>
          <mrow>
            <munder>
              <mo stretchy="false">∫</mo>
              <msub>
                <mi mathvariant="normal">Γ</mi>
                <mi mathvariant="normal">σ</mi>
              </msub>
            </munder>
            <mstyle mathvariant="bold">
              <mi>t</mi>
            </mstyle>
          </mrow>
          <mo stretchy="false">⋅</mo>
          <mi mathvariant="normal">δ</mi>
        </mrow>
      </mrow>
      <mstyle mathvariant="bold">
        <mi>u</mi>
      </mstyle>
      <mi>d</mi>
      <mi mathvariant="normal">Γ</mi>
    </mrow>
    <annotation encoding="StarMath 5.0">int from{%OMEGA} bold %sigma : %delta bold %epsilon d %OMEGA = int from{%OMEGA} bold b cdot %delta bold u d %OMEGA + int from{%GAMMA_{%sigma}} bold t cdot %delta bold u d %GAMMA  </annotation>
  </semantics>
</math>
</file>

<file path=Object 6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 mathvariant="normal">ξ</mi>
          </mstyle>
        </mrow>
        <mo fence="true" stretchy="false">)</mo>
      </mrow>
    </mrow>
    <annotation encoding="StarMath 5.0">f( bold %xi )</annotation>
  </semantics>
</math>
</file>

<file path=Object 7/content.xml><?xml version="1.0" encoding="utf-8"?>
<math xmlns="http://www.w3.org/1998/Math/MathML" display="block">
  <semantics>
    <mstyle mathvariant="bold">
      <mi mathvariant="normal">ξ</mi>
    </mstyle>
    <annotation encoding="StarMath 5.0">bold %xi</annotation>
  </semantics>
</math>
</file>

<file path=Object 8/content.xml><?xml version="1.0" encoding="utf-8"?>
<math xmlns="http://www.w3.org/1998/Math/MathML" display="block">
  <semantics>
    <mover accent="true">
      <mstyle mathvariant="bold">
        <mi>x</mi>
      </mstyle>
      <mo stretchy="false">~</mo>
    </mover>
    <annotation encoding="StarMath 5.0">tilde bold x </annotation>
  </semantics>
</math>
</file>

<file path=Object 9/content.xml><?xml version="1.0" encoding="utf-8"?>
<math xmlns="http://www.w3.org/1998/Math/MathML" display="block">
  <semantics>
    <mover accent="true">
      <mstyle mathvariant="bold">
        <mi>u</mi>
      </mstyle>
      <mo stretchy="false">~</mo>
    </mover>
    <annotation encoding="StarMath 5.0">tilde bold u</annotation>
  </semantics>
</math>
</file>